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3.9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/>
    </style:style>
    <style:style style:name="T1" style:family="text">
      <style:text-properties fo:color="#0000ff"/>
    </style:style>
    <style:style style:name="T2" style:family="text">
      <style:text-properties style:font-name="Liberation Mono"/>
    </style:style>
    <style:style style:name="T3" style:family="text">
      <style:text-properties fo:color="#0000ff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0.6cm" svg:y="2.81cm" presentation:class="subtitle" presentation:user-transformed="true">
          <draw:text-box>
            <text:p>Simple commands in Linux – 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ultiple uses of <text:span text:style-name="T1">/</text:span> is as good as one</text:p>
            <text:p>The root folder <text:span text:style-name="T1">/</text:span> is its own paren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2">l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hort and long forms of options</text:p>
              </text:list-item>
              <text:list-item>
                <text:p>Interpretation of directory as an argument</text:p>
              </text:list-item>
              <text:list-item>
                <text:p>Recursive listing</text:p>
              </text:list-item>
              <text:list-item>
                <text:p>Order of options on comma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nowing files better</text:p>
          </draw:text-box>
        </draw:frame>
        <draw:frame presentation:style-name="pr4" draw:text-style-name="P2" draw:layer="layout" svg:width="15.599cm" svg:height="9.134cm" svg:x="11cm" svg:y="3.685cm" presentation:class="outline" presentation:user-transformed="true">
          <draw:text-box>
            <text:list text:style-name="L3">
              <text:list-item>
                <text:p text:style-name="P2"><text:span text:style-name="T2">less</text:span></text:p>
              </text:list-item>
              <text:list-item>
                <text:p text:style-name="P2"><text:span text:style-name="T2">wc</text:span></text:p>
              </text:list-item>
              <text:list-item>
                <text:p text:style-name="P2"><text:span text:style-name="T2">head</text:span></text:p>
              </text:list-item>
              <text:list-item>
                <text:p text:style-name="P2"><text:span text:style-name="T2">tail</text:span></text:p>
              </text:list-item>
              <text:list-item>
                <text:p text:style-name="P2"><text:span text:style-name="T2">cat</text:span></text:p>
              </text:list-item>
              <text:list-item>
                <text:p text:style-name="P2"><text:span text:style-name="T2">mo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nowing more commands</text:p>
          </draw:text-box>
        </draw:frame>
        <draw:frame presentation:style-name="pr4" draw:text-style-name="P2" draw:layer="layout" svg:width="15.999cm" svg:height="9.134cm" svg:x="10.8cm" svg:y="4cm" presentation:class="outline" presentation:user-transformed="true">
          <draw:text-box>
            <text:list text:style-name="L3">
              <text:list-item>
                <text:p text:style-name="P2"><text:span text:style-name="T2">man</text:span></text:p>
              </text:list-item>
              <text:list-item>
                <text:p text:style-name="P2"><text:span text:style-name="T2">which</text:span></text:p>
              </text:list-item>
              <text:list-item>
                <text:p text:style-name="P2"><text:span text:style-name="T2">apropos</text:span></text:p>
              </text:list-item>
              <text:list-item>
                <text:p text:style-name="P2"><text:span text:style-name="T2">info</text:span></text:p>
              </text:list-item>
              <text:list-item>
                <text:p text:style-name="P2"><text:span text:style-name="T2">whatis</text:span></text:p>
              </text:list-item>
              <text:list-item>
                <text:p text:style-name="P2"><text:span text:style-name="T2">help</text:span></text:p>
              </text:list-item>
              <text:list-item>
                <text:p text:style-name="P2"><text:span text:style-name="T2">typ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ultiple argu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cond argument </text:p>
              </text:list-item>
              <text:list-item>
                <text:p>Interpretation of last argument</text:p>
              </text:list-item>
              <text:list-item>
                <text:p>Recursion assumed for <text:span text:style-name="T3">mv</text:span> and not <text:span text:style-name="T3">c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rd links</text:p>
              </text:list-item>
              <text:list-item>
                <text:p>Symbolic lin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le siz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ls -s</text:span></text:p>
              </text:list-item>
              <text:list-item>
                <text:p><text:span text:style-name="T3">stat</text:span></text:p>
              </text:list-item>
              <text:list-item>
                <text:p><text:span text:style-name="T3">du</text:span></text:p>
              </text:list-item>
              <text:list-item>
                <text:p>Role of block siz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-memory file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/proc</text:p>
              </text:list-item>
              <text:list-item>
                <text:p>/sy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1" draw:layer="layout" svg:width="25.199cm" svg:height="13.972cm" svg:x="0.401cm" svg:y="0.8cm" presentation:class="subtitle" presentation:user-transformed="true">
          <draw:text-box>
            <text:p>explore !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4:10:32.034379541</meta:creation-date>
    <dc:date>2021-11-26T14:27:37.671310457</dc:date>
    <meta:editing-duration>PT17M6S</meta:editing-duration>
    <meta:editing-cycles>3</meta:editing-cycles>
    <meta:generator>LibreOffice/6.4.7.2$Linux_X86_64 LibreOffice_project/40$Build-2</meta:generator>
    <meta:document-statistic meta:object-count="58"/>
  </office:meta>
</office:document-meta>
</file>